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4" style:parent-style-name="Normal" style:family="paragraph">
      <style:paragraph-properties fo:line-height="115%" fo:margin-left="0in" fo:text-indent="0in">
        <style:tab-stops/>
      </style:paragraph-properties>
    </style:style>
  </office:automatic-styles>
  <office:body>
    <office:text text:use-soft-page-breaks="true">
      <text:h text:style-name="P1" text:outline-level="1"><text:bookmark-start text:name="_Toc451042"/>Time log<text:bookmark-end text:name="_Toc451042"/></text:h>
      <text:p text:style-name="NoSpacing">28/1/2019: 1 hour spent building the framework of the game: the phrase and letter classes.</text:p>
      <text:p text:style-name="NoSpacing">29/1/2019: 5 hours spent building the GameWindow and HangmanGame classes that control the GUI.</text:p>
      <text:p text:style-name="NoSpacing">1/2/2019: 1 hour spent building the lists of phrases for the Movies and TV Series categories from IMDB data.table files in RStudio.</text:p>
      <text:p text:style-name="NoSpacing">7/2/2019: 2 hours spent writing the project plan.</text:p>
      <text:p text:style-name="NoSpacing">2/20/2019: 1 hour on use case</text:p>
      <text:p text:style-name="NoSpacing">2/22/2019: 3 hours making state and class diagrams</text:p>
      <text:p text:style-name="NoSpacing"/>
      <text:p text:style-name="NoSpacing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215in" fo:margin-left="0.4826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.5pt" style:font-size-asian="14.5pt" fo:hyphenate="false"/>
    </style:style>
    <style:style style:name="Normal" style:display-name="Normal" style:family="paragraph">
      <style:paragraph-properties fo:text-align="justify" fo:margin-bottom="0.2611in" fo:line-height="110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14.5pt" style:font-size-asian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text-align="justify" fo:margin-bottom="0in" fo:line-height="100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6368in" fo:margin-bottom="1in" fo:margin-right="1.5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98in"/>
      </style:header-style>
      <style:footer-style>
        <style:header-footer-properties style:dynamic-spacing="true" fo:min-height="1.7576in"/>
      </style:footer-style>
    </style:page-layout>
    <style:style style:name="P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" style:parent-style-name="Normal" style:family="paragraph">
      <style:paragraph-properties fo:margin-bottom="0in" fo:line-height="107%" fo:margin-left="0in" fo:margin-right="0.0569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stin Payne</meta:initial-creator>
    <dc:creator>Dustin Payne</dc:creator>
    <meta:creation-date>2019-02-22T13:13:00Z</meta:creation-date>
    <dc:date>2019-02-22T13:18:00Z</dc:date>
    <meta:template xlink:href="Normal" xlink:type="simple"/>
    <meta:editing-cycles>1</meta:editing-cycles>
    <meta:editing-duration>PT300S</meta:editing-duration>
    <meta:document-statistic meta:page-count="1" meta:paragraph-count="1" meta:word-count="68" meta:character-count="460" meta:row-count="3" meta:non-whitespace-character-count="393"/>
  </office:meta>
</office:document-meta>
</file>